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000000" draw:textarea-horizontal-align="center" draw:textarea-vertical-align="middle"/>
    </style:style>
    <style:style style:name="gr3" style:family="graphic" style:parent-style-name="standard">
      <style:graphic-properties svg:stroke-width="0.051cm" svg:stroke-color="#ff0000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52cm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051cm" svg:stroke-color="#00ff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-color="#00ff00" draw:textarea-horizontal-align="center" draw:textarea-vertical-align="middle"/>
    </style:style>
    <style:style style:name="gr8" style:family="graphic" style:parent-style-name="standard">
      <style:graphic-properties svg:stroke-width="0.102cm" svg:stroke-color="#ff0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svg:stroke-color="#ff0000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text-properties fo:font-family="'Standard Symbols L'" style:font-pitch="variable" style:font-charset="x-symbol"/>
    </style:style>
    <style:style style:name="T1" style:family="text">
      <style:text-properties fo:font-family="'Standard Symbols L'" style:font-pitch="variable" style:font-charset="x-symbo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ath draw:style-name="gr1" draw:text-style-name="P1" draw:layer="layout" svg:width="5.587cm" svg:height="5.167cm" svg:x="1.407cm" svg:y="1.665cm" svg:viewBox="0 0 5588 5168" svg:d="m2675 483c-394-132-811-174-1221-204-311-23-669-16-902 204-406 383-549 983-552 1541-1 322 45 636 29 959-24 484 495 694 785 989 263 267 668 257 1018 261 413 5 629 353 901 553 267 195 556 417 930 378 333-34 699-82 931-349 231-266 400-600 436-960 39-381 264-709 465-1046 160-268 104-641-87-931-189-287-372-572-494-901-116-314-28-720-378-901-281-145-636-64-902 87-275 157-586 253-901 261 0 0 0 0 0 0 0 0 0 0-58 59z">
          <text:p text:style-name="P2"/>
        </draw:path>
        <draw:path draw:style-name="gr1" draw:text-style-name="P1" draw:layer="layout" svg:width="6.315cm" svg:height="5.926cm" svg:x="8.24cm" svg:y="1.667cm" svg:viewBox="0 0 6316 5927" svg:d="m1614 290c-310-78-809-170-902 290-62 306-44 621-29 931 18 365 195 703 204 1076 8 348-162 660-378 930-231 289-400 593-465 1018-236 1530 534 1011 1104 1279 297 140 621 124 931 87 447-53 676-543 1047-756 281-161 501-624 930-465 499 185 752-395 1047-669 266-248 528-520 872-669 334-145 495-674 145-959-316-257-642-419-959-698-294-259-591-483-814-785-292-394-677-671-1105-843-291-116-621-18-931-29 0 0 0 0-494 116 0 0 0 0-262 146 0 0 0 0 59 0z">
          <text:p text:style-name="P2"/>
        </draw:path>
        <draw:circle draw:style-name="gr2" draw:text-style-name="P1" draw:layer="layout" svg:width="0.635cm" svg:height="0.635cm" svg:x="5.089cm" svg:y="2.514cm">
          <text:p text:style-name="P2"/>
        </draw:circle>
        <draw:circle draw:style-name="gr2" draw:text-style-name="P1" draw:layer="layout" svg:width="0.635cm" svg:height="0.635cm" svg:x="5.438cm" svg:y="5.204cm">
          <text:p text:style-name="P2"/>
        </draw:circle>
        <draw:circle draw:style-name="gr2" draw:text-style-name="P1" draw:layer="layout" svg:width="0.635cm" svg:height="0.635cm" svg:x="2.777cm" svg:y="4.652cm">
          <text:p text:style-name="P2"/>
        </draw:circle>
        <draw:circle draw:style-name="gr2" draw:text-style-name="P1" draw:layer="layout" svg:width="0.635cm" svg:height="0.635cm" svg:x="2.23cm" svg:y="2.282cm">
          <text:p text:style-name="P2"/>
        </draw:circle>
        <draw:circle draw:style-name="gr2" draw:text-style-name="P1" draw:layer="layout" svg:width="0.635cm" svg:height="0.635cm" svg:x="10.315cm" svg:y="1.962cm">
          <text:p text:style-name="P2"/>
        </draw:circle>
        <draw:circle draw:style-name="gr2" draw:text-style-name="P1" draw:layer="layout" svg:width="0.635cm" svg:height="0.635cm" svg:x="13.523cm" svg:y="4.245cm">
          <text:p text:style-name="P2"/>
        </draw:circle>
        <draw:circle draw:style-name="gr2" draw:text-style-name="P1" draw:layer="layout" svg:width="0.635cm" svg:height="0.635cm" svg:x="8.749cm" svg:y="6.329cm">
          <text:p text:style-name="P2"/>
        </draw:circle>
        <draw:line draw:style-name="gr3" draw:text-style-name="P1" draw:layer="layout" svg:x1="2.715cm" svg:y1="2.991cm" svg:x2="3.035cm" svg:y2="4.503cm">
          <text:p text:style-name="P2"/>
        </draw:line>
        <draw:line draw:style-name="gr3" draw:text-style-name="P1" draw:layer="layout" svg:x1="2.977cm" svg:y1="2.642cm" svg:x2="4.983cm" svg:y2="2.758cm">
          <text:p text:style-name="P2"/>
        </draw:line>
        <draw:line draw:style-name="gr3" draw:text-style-name="P1" draw:layer="layout" svg:x1="3.5cm" svg:y1="4.968cm" svg:x2="5.274cm" svg:y2="5.346cm">
          <text:p text:style-name="P2"/>
        </draw:line>
        <draw:line draw:style-name="gr3" draw:text-style-name="P1" draw:layer="layout" svg:x1="5.477cm" svg:y1="3.194cm" svg:x2="5.71cm" svg:y2="4.968cm">
          <text:p text:style-name="P2"/>
        </draw:line>
        <draw:line draw:style-name="gr3" draw:text-style-name="P1" draw:layer="layout" svg:x1="2.948cm" svg:y1="2.874cm" svg:x2="5.507cm" svg:y2="5.259cm">
          <text:p text:style-name="P2"/>
        </draw:line>
        <draw:line draw:style-name="gr3" draw:text-style-name="P1" draw:layer="layout" svg:x1="3.326cm" svg:y1="4.648cm" svg:x2="5.012cm" svg:y2="3.136cm">
          <text:p text:style-name="P2"/>
        </draw:line>
        <draw:line draw:style-name="gr3" draw:text-style-name="P1" draw:layer="layout" svg:x1="10.042cm" svg:y1="4.241cm" svg:x2="10.536cm" svg:y2="2.67cm">
          <text:p text:style-name="P2"/>
        </draw:line>
        <draw:circle draw:style-name="gr2" draw:text-style-name="P1" draw:layer="layout" svg:width="0.635cm" svg:height="0.635cm" svg:x="9.541cm" svg:y="4.449cm">
          <text:p text:style-name="P2"/>
        </draw:circle>
        <draw:circle draw:style-name="gr2" draw:text-style-name="P1" draw:layer="layout" svg:width="0.635cm" svg:height="0.635cm" svg:x="11.316cm" svg:y="5.382cm">
          <text:p text:style-name="P2"/>
        </draw:circle>
        <draw:line draw:style-name="gr3" draw:text-style-name="P1" draw:layer="layout" svg:x1="9.228cm" svg:y1="6.334cm" svg:x2="9.722cm" svg:y2="5.142cm">
          <text:p text:style-name="P2"/>
        </draw:line>
        <draw:line draw:style-name="gr3" draw:text-style-name="P1" draw:layer="layout" svg:x1="11.961cm" svg:y1="5.462cm" svg:x2="13.531cm" svg:y2="4.735cm">
          <text:p text:style-name="P2"/>
        </draw:line>
        <draw:line draw:style-name="gr3" draw:text-style-name="P1" draw:layer="layout" svg:x1="9.577cm" svg:y1="6.481cm" svg:x2="11.234cm" svg:y2="5.811cm">
          <text:p text:style-name="P2"/>
        </draw:line>
        <draw:line draw:style-name="gr3" draw:text-style-name="P1" draw:layer="layout" svg:x1="6.669cm" svg:y1="2.671cm" svg:x2="8.733cm" svg:y2="2.671cm">
          <text:p text:style-name="P2"/>
        </draw:line>
        <draw:line draw:style-name="gr3" draw:text-style-name="P1" draw:layer="layout" svg:x1="6.959cm" svg:y1="4.299cm" svg:x2="9.023cm" svg:y2="4.299cm">
          <text:p text:style-name="P2"/>
        </draw:line>
        <draw:line draw:style-name="gr3" draw:text-style-name="P1" draw:layer="layout" svg:x1="6.378cm" svg:y1="6.073cm" svg:x2="8.442cm" svg:y2="6.073cm">
          <text:p text:style-name="P2"/>
        </draw:line>
        <draw:frame draw:style-name="gr4" draw:layer="layout" svg:width="2.475cm" svg:height="1.195cm" svg:x="1.523cm" svg:y="5.927cm">
          <draw:text-box>
            <text:p text:style-name="P2">Body 1</text:p>
          </draw:text-box>
        </draw:frame>
        <draw:frame draw:style-name="gr4" draw:layer="layout" svg:width="2.475cm" svg:height="1.195cm" svg:x="12.109cm" svg:y="6.132cm">
          <draw:text-box>
            <text:p text:style-name="P2">Body 2</text:p>
          </draw:text-box>
        </draw:frame>
        <draw:frame draw:style-name="gr4" draw:text-style-name="P1" draw:layer="layout" svg:width="3.461cm" svg:height="2.139cm" svg:x="5.335cm" svg:y="7.062cm">
          <draw:text-box>
            <text:p text:style-name="P3">Interaction</text:p>
            <text:p text:style-name="P3">1-2</text:p>
          </draw:text-box>
        </draw:frame>
        <draw:path draw:style-name="gr1" draw:text-style-name="P1" draw:layer="layout" svg:width="5.587cm" svg:height="5.167cm" draw:transform="rotate (-1.56905099754379) translate (25.7065478768178cm 6.82583683665103cm)" svg:viewBox="0 0 5588 5168" svg:d="m2675-50906c-394-132-811-174-1221-204-311-23-669-16-902 204-406 383-549 983-552 1541-1 322 45 636 29 959-24 484 495 694 785 989 263 267 668 257 1018 261 413 5 629 353 901 553 267 195 556 417 930 378 333-34 699-82 931-349 231-266 400-600 436-960 39-381 264-709 465-1046 160-268 104-641-87-931-189-287-372-572-494-901-116-314-28-720-378-901-281-145-636-64-902 87-275 157-586 253-901 261 0 0 0 0 0 0 0 0 0 0-58 59z">
          <text:p text:style-name="P2"/>
        </draw:path>
        <draw:path draw:style-name="gr1" draw:text-style-name="P1" draw:layer="layout" svg:width="6.315cm" svg:height="5.926cm" draw:transform="rotate (-1.56905099754379) translate (25.7164213487376cm 13.6288299657515cm)" svg:viewBox="0 0 6316 5927" svg:d="m1614-51095c-310-78-809-170-902 290-62 306-44 621-29 931 18 365 195 703 204 1076 8 348-162 660-378 930-231 289-400 593-465 1018-236 1530 534 1011 1104 1279 297 140 621 124 931 87 447-53 676-543 1047-756 281-161 501-624 930-465 499 185 752-395 1047-669 266-248 528-520 872-669 334-145 495-674 145-959-316-257-642-419-959-698-294-259-591-483-814-785-292-394-677-671-1105-843-291-116-621-18-931-29 0 0 0 0-494 116 0 0 0 0-262 146 0 0 0 0 59 0z">
          <text:p text:style-name="P2"/>
        </draw:path>
        <draw:circle draw:style-name="gr2" draw:text-style-name="P1" draw:layer="layout" svg:width="0.635cm" svg:height="0.635cm" draw:transform="rotate (-1.56905099754379) translate (24.864cm 10.479cm)">
          <text:p text:style-name="P2"/>
        </draw:circle>
        <draw:circle draw:style-name="gr2" draw:text-style-name="P1" draw:layer="layout" svg:width="0.635cm" svg:height="0.635cm" draw:transform="rotate (-1.56905099754379) translate (22.175cm 10.833cm)">
          <text:p text:style-name="P2"/>
        </draw:circle>
        <draw:circle draw:style-name="gr2" draw:text-style-name="P1" draw:layer="layout" svg:width="0.635cm" svg:height="0.635cm" draw:transform="rotate (-1.56905099754379) translate (22.722cm 8.171cm)">
          <text:p text:style-name="P2"/>
        </draw:circle>
        <draw:circle draw:style-name="gr2" draw:text-style-name="P1" draw:layer="layout" svg:width="0.635cm" svg:height="0.635cm" draw:transform="rotate (-1.56905099754379) translate (25.091cm 7.62cm)">
          <text:p text:style-name="P2"/>
        </draw:circle>
        <draw:circle draw:style-name="gr2" draw:text-style-name="P1" draw:layer="layout" svg:width="0.635cm" svg:height="0.635cm" draw:transform="rotate (-1.56905099754379) translate (25.425cm 15.704cm)">
          <text:p text:style-name="P2"/>
        </draw:circle>
        <draw:circle draw:style-name="gr2" draw:text-style-name="P1" draw:layer="layout" svg:width="0.635cm" svg:height="0.635cm" draw:transform="rotate (-1.56905099754379) translate (23.148cm 18.916cm)">
          <text:p text:style-name="P2"/>
        </draw:circle>
        <draw:circle draw:style-name="gr2" draw:text-style-name="P1" draw:layer="layout" svg:width="0.635cm" svg:height="0.635cm" draw:transform="rotate (-1.56905099754379) translate (21.055cm 14.146cm)">
          <text:p text:style-name="P2"/>
        </draw:circle>
        <draw:line draw:style-name="gr3" draw:text-style-name="P1" draw:layer="layout" svg:x1="24.382cm" svg:y1="8.106cm" svg:x2="22.871cm" svg:y2="8.429cm">
          <text:p text:style-name="P2"/>
        </draw:line>
        <draw:line draw:style-name="gr3" draw:text-style-name="P1" draw:layer="layout" svg:x1="24.732cm" svg:y1="8.368cm" svg:x2="24.62cm" svg:y2="10.374cm">
          <text:p text:style-name="P2"/>
        </draw:line>
        <draw:line draw:style-name="gr3" draw:text-style-name="P1" draw:layer="layout" svg:x1="22.407cm" svg:y1="8.895cm" svg:x2="22.032cm" svg:y2="10.67cm">
          <text:p text:style-name="P2"/>
        </draw:line>
        <draw:line draw:style-name="gr3" draw:text-style-name="P1" draw:layer="layout" svg:x1="24.185cm" svg:y1="10.868cm" svg:x2="22.411cm" svg:y2="11.104cm">
          <text:p text:style-name="P2"/>
        </draw:line>
        <draw:line draw:style-name="gr3" draw:text-style-name="P1" draw:layer="layout" svg:x1="24.501cm" svg:y1="8.339cm" svg:x2="22.12cm" svg:y2="10.902cm">
          <text:p text:style-name="P2"/>
        </draw:line>
        <draw:line draw:style-name="gr3" draw:text-style-name="P1" draw:layer="layout" svg:x1="22.727cm" svg:y1="8.72cm" svg:x2="24.242cm" svg:y2="10.403cm">
          <text:p text:style-name="P2"/>
        </draw:line>
        <draw:line draw:style-name="gr3" draw:text-style-name="P1" draw:layer="layout" svg:x1="23.146cm" svg:y1="15.435cm" svg:x2="24.718cm" svg:y2="15.926cm">
          <text:p text:style-name="P2"/>
        </draw:line>
        <draw:circle draw:style-name="gr2" draw:text-style-name="P1" draw:layer="layout" svg:width="0.635cm" svg:height="0.635cm" draw:transform="rotate (-1.56905099754379) translate (22.937cm 14.935cm)">
          <text:p text:style-name="P2"/>
        </draw:circle>
        <draw:circle draw:style-name="gr2" draw:text-style-name="P1" draw:layer="layout" svg:width="0.635cm" svg:height="0.635cm" draw:transform="rotate (-1.56905099754379) translate (22.007cm 16.711cm)">
          <text:p text:style-name="P2"/>
        </draw:circle>
        <draw:line draw:style-name="gr3" draw:text-style-name="P1" draw:layer="layout" svg:x1="21.051cm" svg:y1="14.625cm" svg:x2="22.244cm" svg:y2="15.117cm">
          <text:p text:style-name="P2"/>
        </draw:line>
        <draw:line draw:style-name="gr3" draw:text-style-name="P1" draw:layer="layout" svg:x1="21.928cm" svg:y1="17.356cm" svg:x2="22.658cm" svg:y2="18.925cm">
          <text:p text:style-name="P2"/>
        </draw:line>
        <draw:line draw:style-name="gr3" draw:text-style-name="P1" draw:layer="layout" svg:x1="20.905cm" svg:y1="14.974cm" svg:x2="21.578cm" svg:y2="16.63cm">
          <text:p text:style-name="P2"/>
        </draw:line>
        <draw:line draw:style-name="gr3" draw:text-style-name="P1" draw:layer="layout" svg:x1="24.71cm" svg:y1="12.06cm" svg:x2="24.714cm" svg:y2="14.124cm">
          <text:p text:style-name="P2"/>
        </draw:line>
        <draw:line draw:style-name="gr3" draw:text-style-name="P1" draw:layer="layout" svg:x1="23.082cm" svg:y1="12.352cm" svg:x2="23.086cm" svg:y2="14.416cm">
          <text:p text:style-name="P2"/>
        </draw:line>
        <draw:line draw:style-name="gr3" draw:text-style-name="P1" draw:layer="layout" svg:x1="21.307cm" svg:y1="11.775cm" svg:x2="21.311cm" svg:y2="13.839cm">
          <text:p text:style-name="P2"/>
        </draw:line>
        <draw:frame draw:style-name="gr4" draw:layer="layout" svg:width="2.475cm" svg:height="1.195cm" svg:x="18.487cm" svg:y="8.132cm">
          <draw:text-box>
            <text:p text:style-name="P2">Body 1</text:p>
          </draw:text-box>
        </draw:frame>
        <draw:frame draw:style-name="gr4" draw:layer="layout" svg:width="2.475cm" svg:height="1.195cm" svg:x="18.341cm" svg:y="17.95cm">
          <draw:text-box>
            <text:p text:style-name="P2">Body 2</text:p>
          </draw:text-box>
        </draw:frame>
        <draw:frame draw:style-name="gr4" draw:text-style-name="P1" draw:layer="layout" svg:width="3.461cm" svg:height="2.139cm" svg:x="17.506cm" svg:y="11.473cm">
          <draw:text-box>
            <text:p text:style-name="P3">Interaction</text:p>
            <text:p text:style-name="P3">1-2</text:p>
          </draw:text-box>
        </draw:frame>
      </draw:page>
      <draw:page draw:name="page2" draw:style-name="dp1" draw:master-page-name="Default">
        <office:forms form:automatic-focus="false" form:apply-design-mode="false"/>
        <draw:g>
          <draw:g>
            <draw:line draw:style-name="gr5" draw:text-style-name="P1" draw:layer="layout" svg:x1="6.426cm" svg:y1="6.236cm" svg:x2="5.212cm" svg:y2="4.005cm">
              <text:p text:style-name="P2"/>
            </draw:line>
            <draw:line draw:style-name="gr5" draw:text-style-name="P1" draw:layer="layout" svg:x1="6.426cm" svg:y1="6.236cm" svg:x2="8.657cm" svg:y2="5.022cm">
              <text:p text:style-name="P2"/>
            </draw:line>
          </draw:g>
          <draw:custom-shape draw:style-name="gr6" draw:text-style-name="P1" draw:layer="layout" svg:width="5.715cm" svg:height="5.397cm" draw:transform="rotate (0.498116968519087) translate (3.235cm 4.357cm)">
            <text:p text:style-name="P2"/>
            <draw:enhanced-geometry svg:viewBox="0 0 21600 21600" draw:type="rectangle" draw:enhanced-path="M 0 0 L 21600 0 21600 21600 0 21600 0 0 Z N"/>
          </draw:custom-shape>
          <draw:circle draw:style-name="gr7" draw:text-style-name="P1" draw:layer="layout" svg:width="0.635cm" svg:height="0.635cm" draw:transform="rotate (0.498116968519087) translate (2.804cm 4.229cm)">
            <text:p text:style-name="P2"/>
          </draw:circle>
          <draw:circle draw:style-name="gr7" draw:text-style-name="P1" draw:layer="layout" svg:width="0.635cm" svg:height="0.635cm" draw:transform="rotate (0.498116968519087) translate (7.824cm 1.499cm)">
            <text:p text:style-name="P2"/>
          </draw:circle>
          <draw:circle draw:style-name="gr7" draw:text-style-name="P1" draw:layer="layout" svg:width="0.635cm" svg:height="0.635cm" draw:transform="rotate (0.498116968519087) translate (10.403cm 6.241cm)">
            <text:p text:style-name="P2"/>
          </draw:circle>
          <draw:circle draw:style-name="gr7" draw:text-style-name="P1" draw:layer="layout" svg:width="0.635cm" svg:height="0.635cm" draw:transform="rotate (0.498116968519087) translate (5.383cm 8.971cm)">
            <text:p text:style-name="P2"/>
          </draw:circle>
        </draw:g>
        <draw:frame draw:style-name="gr4" draw:layer="layout" svg:width="1.488cm" svg:height="1.195cm" svg:x="6.082cm" svg:y="4.644cm">
          <draw:text-box>
            <text:p text:style-name="P2">o,R</text:p>
          </draw:text-box>
        </draw:frame>
        <draw:frame draw:style-name="gr4" draw:layer="layout" svg:width="0.853cm" svg:height="1.195cm" svg:x="1.954cm" svg:y="3.691cm">
          <draw:text-box>
            <text:p text:style-name="P2">p</text:p>
          </draw:text-box>
        </draw:frame>
        <draw:g>
          <draw:g>
            <draw:line draw:style-name="gr5" draw:text-style-name="P1" draw:layer="layout" svg:x1="6.221cm" svg:y1="15.761cm" svg:x2="5.007cm" svg:y2="13.53cm">
              <text:p text:style-name="P2"/>
            </draw:line>
            <draw:line draw:style-name="gr5" draw:text-style-name="P1" draw:layer="layout" svg:x1="6.221cm" svg:y1="15.761cm" svg:x2="8.452cm" svg:y2="14.547cm">
              <text:p text:style-name="P2"/>
            </draw:line>
          </draw:g>
          <draw:custom-shape draw:style-name="gr6" draw:text-style-name="P1" draw:layer="layout" svg:width="5.715cm" svg:height="5.397cm" draw:transform="rotate (0.498116968519087) translate (3.03cm 13.882cm)">
            <text:p text:style-name="P2"/>
            <draw:enhanced-geometry svg:viewBox="0 0 21600 21600" draw:type="rectangle" draw:enhanced-path="M 0 0 L 21600 0 21600 21600 0 21600 0 0 Z N"/>
          </draw:custom-shape>
          <draw:circle draw:style-name="gr7" draw:text-style-name="P1" draw:layer="layout" svg:width="0.635cm" svg:height="0.635cm" draw:transform="rotate (0.498116968519087) translate (2.599cm 13.754cm)">
            <text:p text:style-name="P2"/>
          </draw:circle>
          <draw:circle draw:style-name="gr7" draw:text-style-name="P1" draw:layer="layout" svg:width="0.635cm" svg:height="0.635cm" draw:transform="rotate (0.498116968519087) translate (7.619cm 11.024cm)">
            <text:p text:style-name="P2"/>
          </draw:circle>
          <draw:circle draw:style-name="gr7" draw:text-style-name="P1" draw:layer="layout" svg:width="0.635cm" svg:height="0.635cm" draw:transform="rotate (0.498116968519087) translate (10.198cm 15.766cm)">
            <text:p text:style-name="P2"/>
          </draw:circle>
          <draw:circle draw:style-name="gr7" draw:text-style-name="P1" draw:layer="layout" svg:width="0.635cm" svg:height="0.635cm" draw:transform="rotate (0.498116968519087) translate (5.178cm 18.496cm)">
            <text:p text:style-name="P2"/>
          </draw:circle>
        </draw:g>
        <draw:line draw:style-name="gr8" draw:text-style-name="P1" draw:layer="layout" svg:x1="6.203cm" svg:y1="15.758cm" svg:x2="8.928cm" svg:y2="16.548cm">
          <text:p text:style-name="P2"/>
        </draw:line>
        <draw:path draw:style-name="gr9" draw:text-style-name="P1" draw:layer="layout" svg:width="1.684cm" svg:height="1.56cm" svg:x="5.487cm" svg:y="14.878cm" svg:viewBox="0 0 1685 1561" svg:d="m1371 1561c1416-2250-2497-1893-1041-53">
          <text:p text:style-name="P2"/>
        </draw:path>
        <draw:frame draw:style-name="gr4" draw:layer="layout" svg:width="0.82cm" svg:height="1.195cm" svg:x="8.672cm" svg:y="15.699cm">
          <draw:text-box>
            <text:p text:style-name="P2">v</text:p>
          </draw:text-box>
        </draw:frame>
        <draw:frame draw:style-name="gr4" draw:text-style-name="P4" draw:layer="layout" svg:width="0.989cm" svg:height="1.081cm" svg:x="4.467cm" svg:y="14.935cm">
          <draw:text-box>
            <text:p text:style-name="P2"><text:span text:style-name="T1">W</text:span></text:p>
          </draw:text-box>
        </draw:frame>
        <draw:g>
          <draw:g>
            <draw:line draw:style-name="gr5" draw:text-style-name="P1" draw:layer="layout" svg:x1="19.304cm" svg:y1="6.442cm" svg:x2="18.09cm" svg:y2="4.211cm">
              <text:p text:style-name="P2"/>
            </draw:line>
            <draw:line draw:style-name="gr5" draw:text-style-name="P1" draw:layer="layout" svg:x1="19.304cm" svg:y1="6.442cm" svg:x2="21.535cm" svg:y2="5.228cm">
              <text:p text:style-name="P2"/>
            </draw:line>
          </draw:g>
          <draw:custom-shape draw:style-name="gr6" draw:text-style-name="P1" draw:layer="layout" svg:width="5.715cm" svg:height="5.397cm" draw:transform="rotate (0.498116968519087) translate (16.113cm 4.563cm)">
            <text:p text:style-name="P2"/>
            <draw:enhanced-geometry svg:viewBox="0 0 21600 21600" draw:type="rectangle" draw:enhanced-path="M 0 0 L 21600 0 21600 21600 0 21600 0 0 Z N"/>
          </draw:custom-shape>
          <draw:circle draw:style-name="gr7" draw:text-style-name="P1" draw:layer="layout" svg:width="0.635cm" svg:height="0.635cm" draw:transform="rotate (0.498116968519087) translate (15.682cm 4.435cm)">
            <text:p text:style-name="P2"/>
          </draw:circle>
          <draw:circle draw:style-name="gr7" draw:text-style-name="P1" draw:layer="layout" svg:width="0.635cm" svg:height="0.635cm" draw:transform="rotate (0.498116968519087) translate (20.702cm 1.705cm)">
            <text:p text:style-name="P2"/>
          </draw:circle>
          <draw:circle draw:style-name="gr7" draw:text-style-name="P1" draw:layer="layout" svg:width="0.635cm" svg:height="0.635cm" draw:transform="rotate (0.498116968519087) translate (23.281cm 6.447cm)">
            <text:p text:style-name="P2"/>
          </draw:circle>
          <draw:circle draw:style-name="gr7" draw:text-style-name="P1" draw:layer="layout" svg:width="0.635cm" svg:height="0.635cm" draw:transform="rotate (0.498116968519087) translate (18.261cm 9.177cm)">
            <text:p text:style-name="P2"/>
          </draw:circle>
        </draw:g>
        <draw:line draw:style-name="gr8" draw:text-style-name="P1" draw:layer="layout" svg:x1="19.375cm" svg:y1="6.293cm" svg:x2="17.668cm" svg:y2="8.261cm">
          <text:p text:style-name="P2"/>
        </draw:line>
        <draw:line draw:style-name="gr8" draw:text-style-name="P1" draw:layer="layout" svg:x1="16.024cm" svg:y1="4.499cm" svg:x2="14.317cm" svg:y2="6.467cm">
          <text:p text:style-name="P2"/>
        </draw:line>
        <draw:path draw:style-name="gr9" draw:text-style-name="P1" draw:layer="layout" svg:width="1.684cm" svg:height="1.56cm" svg:x="18.512cm" svg:y="5.412cm" svg:viewBox="0 0 1685 1561" svg:d="m1371 1561c1416-2250-2497-1893-1041-53">
          <text:p text:style-name="P2"/>
        </draw:path>
        <draw:frame draw:style-name="gr4" draw:layer="layout" svg:width="0.68cm" svg:height="1.195cm" svg:x="13.875cm" svg:y="5.116cm">
          <draw:text-box>
            <text:p text:style-name="P2">f</text:p>
          </draw:text-box>
        </draw:frame>
        <draw:frame draw:style-name="gr4" draw:text-style-name="P4" draw:layer="layout" svg:width="0.781cm" svg:height="1.081cm" svg:x="19.137cm" svg:y="4.382cm">
          <draw:text-box>
            <text:p text:style-name="P2"><text:span text:style-name="T1">t</text:span></text:p>
          </draw:text-box>
        </draw:frame>
        <draw:line draw:style-name="gr8" draw:text-style-name="P1" draw:layer="layout" svg:x1="2.941cm" svg:y1="13.906cm" svg:x2="4.233cm" svg:y2="16.904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9-10T11:31:24</meta:creation-date>
    <dc:date>2007-09-11T08:58:48</dc:date>
    <dc:language>en-US</dc:language>
    <meta:editing-cycles>7</meta:editing-cycles>
    <meta:editing-duration>PT3H5M51S</meta:editing-duration>
    <meta:user-defined meta:name="Info 1"/>
    <meta:user-defined meta:name="Info 2"/>
    <meta:user-defined meta:name="Info 3"/>
    <meta:user-defined meta:name="Info 4"/>
    <meta:document-statistic meta:object-count="93"/>
  </office:meta>
</office:document-meta>
</file>